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subtitle">
      <style:graphic-properties draw:fill-color="#ffffff" fo:min-height="7.2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r8" style:family="presentation" style:parent-style-name="One_20_Column-outline1">
      <style:graphic-properties fo:min-height="8.884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title">
      <style:graphic-properties draw:auto-grow-height="true" fo:min-height="1.8cm"/>
      <style:paragraph-properties style:writing-mode="lr-tb"/>
    </style:style>
    <style:style style:name="pr11" style:family="presentation" style:parent-style-name="Two_20_columns-outline1">
      <style:graphic-properties fo:min-height="8.884cm"/>
      <style:paragraph-properties style:writing-mode="lr-tb"/>
    </style:style>
    <style:style style:name="pr12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Two_20_columns-title">
      <style:graphic-properties fo:min-height="1.8cm"/>
      <style:paragraph-properties style:writing-mode="lr-tb"/>
    </style:style>
    <style:style style:name="pr14" style:family="presentation" style:parent-style-name="Two_20_columns-outline1">
      <style:graphic-properties fo:min-height="9.135cm"/>
      <style:paragraph-properties style:writing-mode="lr-tb"/>
    </style:style>
    <style:style style:name="pr15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1.67cm" svg:y="10.871cm" presentation:class="title" presentation:user-transformed="true">
          <draw:text-box>
            <text:p>Lesson 0: Intro</text:p>
          </draw:text-box>
        </draw:frame>
        <draw:frame presentation:style-name="pr2" draw:text-style-name="P2" draw:layer="layout" svg:width="17.999cm" svg:height="7.219cm" svg:x="4.4cm" svg:y="1.8cm" presentation:class="subtitle">
          <draw:text-box>
            <text:p><text:span text:style-name="T1">C+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Learning Resourc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https://www.cplusplus.com</text:p>
              </text:list-item>
              <text:list-item>
                <text:p>https://www.tutorialspoint.com/cplusplus/index.htm</text:p>
              </text:list-item>
              <text:list-item>
                <text:p>https://www.w3schools.com/cpp/default.as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What is C++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C++ is a compiled computer languages based on the C language</text:p>
              </text:list-item>
              <text:list-item>
                <text:p>C is one of the most used languages in software that needs to get close to the hardware (like operating system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Compiling</text:p>
          </draw:text-box>
        </draw:frame>
        <draw:frame presentation:style-name="pr11" draw:text-style-name="P1" draw:layer="layout" svg:width="12.297cm" svg:height="9.134cm" svg:x="1.4cm" svg:y="3.685cm" presentation:class="outline">
          <draw:text-box>
            <text:list text:style-name="L2">
              <text:list-item>
                <text:p>The process of turning human-readable code into machine code the computer can understand</text:p>
              </text:list-item>
            </text:list>
          </draw:text-box>
        </draw:frame>
        <draw:frame presentation:style-name="pr11" draw:text-style-name="P1" draw:layer="layout" svg:width="12.297cm" svg:height="9.134cm" svg:x="14.313cm" svg:y="3.685cm" presentation:class="outline">
          <draw:text-box>
            <text:list text:style-name="L2">
              <text:list-item>
                <text:p>To compile click on Execute→ Compile </text:p>
                <text:p>(or Compile and Ru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3" draw:text-style-name="P1" draw:layer="layout" svg:width="26.5cm" svg:height="1.8cm" svg:x="0.4cm" svg:y="0.2cm" presentation:class="title" presentation:user-transformed="true">
          <draw:text-box>
            <text:p>Comments</text:p>
          </draw:text-box>
        </draw:frame>
        <draw:frame presentation:style-name="pr14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omments are ignored by the compiler and only used to help humans understand code better</text:p>
              </text:list-item>
            </text:list>
          </draw:text-box>
        </draw:frame>
        <draw:frame presentation:style-name="pr14" draw:text-style-name="P1" draw:layer="layout" svg:width="12.297cm" svg:height="9.134cm" svg:x="14.313cm" svg:y="3.685cm" presentation:class="outline">
          <draw:text-box>
            <text:list text:style-name="L2">
              <text:list-item>
                <text:p>// Single line comment</text:p>
              </text:list-item>
              <text:list-item>
                <text:p>/*</text:p>
                <text:p>This is a</text:p>
                <text:p>Multi-line comment</text:p>
                <text:p>*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>
          <draw:text-box>
            <text:p>Variables</text:p>
          </draw:text-box>
        </draw:frame>
        <draw:frame presentation:style-name="pr14" draw:text-style-name="P1" draw:layer="layout" svg:width="25.2cm" svg:height="9.134cm" svg:x="1.4cm" svg:y="3.685cm" presentation:class="outline">
          <draw:text-box>
            <text:list text:style-name="L2">
              <text:list-item>
                <text:p>Variables store values that can be referenced by name instead of memory addresses</text:p>
              </text:list-item>
              <text:list-item>
                <text:p>The values of variables can be changed</text:p>
              </text:list-item>
              <text:list-item>
                <text:p>Variables that can’t be changed are called Constants</text:p>
              </text:list-item>
              <text:list-item>
                <text:p>To be usable, variables need to be declared</text:p>
                <text:p>and initializ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>
          <draw:text-box>
            <text:p>Functions</text:p>
          </draw:text-box>
        </draw:frame>
        <draw:frame presentation:style-name="pr14" draw:text-style-name="P1" draw:layer="layout" svg:width="25.2cm" svg:height="9.134cm" svg:x="1.4cm" svg:y="3.685cm" presentation:class="outline">
          <draw:text-box>
            <text:list text:style-name="L2">
              <text:list-item>
                <text:p>Functions do things</text:p>
              </text:list-item>
              <text:list-item>
                <text:p>Just like in math, they take input, do things with that input, and produce outputs</text:p>
              </text:list-item>
              <text:list-item>
                <text:p>x(f) {return f * 10; }</text:p>
              </text:list-item>
              <text:list-item>
                <text:p>x(10) = 100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>Operators</text:p>
          </draw:text-box>
        </draw:frame>
        <draw:frame presentation:style-name="pr14" draw:text-style-name="P1" draw:layer="layout" svg:width="12.297cm" svg:height="10.285cm" svg:x="1.4cm" svg:y="3.685cm" presentation:class="outline" presentation:user-transformed="true">
          <draw:text-box>
            <text:list text:style-name="L2">
              <text:list-item>
                <text:p>+ addition</text:p>
              </text:list-item>
              <text:list-item>
                <text:p>- subtractions</text:p>
              </text:list-item>
              <text:list-item>
                <text:p>* multiplication</text:p>
              </text:list-item>
              <text:list-item>
                <text:p>/ division</text:p>
              </text:list-item>
              <text:list-item>
                <text:p>% modulus</text:p>
                <text:p>(division remainders)</text:p>
              </text:list-item>
              <text:list-item>
                <text:p>11 % 10 = 1</text:p>
              </text:list-item>
            </text:list>
          </draw:text-box>
        </draw:frame>
        <draw:frame presentation:style-name="pr14" draw:text-style-name="P1" draw:layer="layout" svg:width="12.297cm" svg:height="10.92cm" svg:x="14.313cm" svg:y="3.685cm" presentation:class="outline" presentation:user-transformed="true">
          <draw:text-box>
            <text:list text:style-name="L2">
              <text:list-item>
                <text:p>&gt; greater than </text:p>
              </text:list-item>
              <text:list-item>
                <text:p>&lt; less than</text:p>
              </text:list-item>
              <text:list-item>
                <text:p>&gt;= greater or equal</text:p>
              </text:list-item>
              <text:list-item>
                <text:p>&lt;= less or equal</text:p>
              </text:list-item>
              <text:list-item>
                <text:p>== equal</text:p>
              </text:list-item>
              <text:list-item>
                <text:p>!= not equ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>Condition Statements</text:p>
          </draw:text-box>
        </draw:frame>
        <draw:frame presentation:style-name="pr14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Use for choosing program flow based on certain conditions</text:p>
              </text:list-item>
              <text:list-item>
                <text:p>Kinda like choosing which road to turn at based on if it gets you closer to your goal</text:p>
              </text:list-item>
            </text:list>
          </draw:text-box>
        </draw:frame>
        <draw:frame presentation:style-name="pr14" draw:text-style-name="P1" draw:layer="layout" svg:width="12.297cm" svg:height="9.134cm" svg:x="14.313cm" svg:y="3.685cm" presentation:class="outline">
          <draw:text-box>
            <text:list text:style-name="L2">
              <text:list-item>
                <text:p>If / else if / else</text:p>
              </text:list-item>
              <text:list-item>
                <text:p>Switch (more compact version of</text:p>
                <text:p><text:s/>if/el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>Loops</text:p>
          </draw:text-box>
        </draw:frame>
        <draw:frame presentation:style-name="pr14" draw:text-style-name="P1" draw:layer="layout" svg:width="12.297cm" svg:height="9.134cm" svg:x="1.4cm" svg:y="3.685cm" presentation:class="outline">
          <draw:text-box>
            <text:list text:style-name="L2">
              <text:list-item>
                <text:p>Used for repeating a certain block of code over and over as long as some condition is true</text:p>
              </text:list-item>
              <text:list-item>
                <text:p>Watch out for infinite loops</text:p>
              </text:list-item>
            </text:list>
          </draw:text-box>
        </draw:frame>
        <draw:frame presentation:style-name="pr14" draw:text-style-name="P1" draw:layer="layout" svg:width="12.297cm" svg:height="9.134cm" svg:x="14.605cm" svg:y="3.566cm" presentation:class="outline" presentation:user-transformed="true">
          <draw:text-box>
            <text:list text:style-name="L2">
              <text:list-header>
                <text:p>Type of loops</text:p>
              </text:list-header>
              <text:list-item>
                <text:p>For</text:p>
              </text:list-item>
              <text:list-item>
                <text:p>While</text:p>
              </text:list-item>
              <text:list-item>
                <text:p>Do ... while</text:p>
                <text:p>(always execute at least onc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9T08:15:14.679000000</meta:creation-date>
    <meta:editing-duration>P7DT5H22M51S</meta:editing-duration>
    <meta:editing-cycles>14</meta:editing-cycles>
    <meta:generator>LibreOffice/7.0.0.3$Windows_X86_64 LibreOffice_project/8061b3e9204bef6b321a21033174034a5e2ea88e</meta:generator>
    <dc:title>Portfolio</dc:title>
    <dc:date>2021-01-21T15:10:40.713000000</dc:date>
    <meta:document-statistic meta:object-count="102"/>
  </office:meta>
</office:document-meta>
</file>